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3932" officeooo:paragraph-rsid="00043932"/>
    </style:style>
    <style:style style:name="P2" style:family="paragraph" style:parent-style-name="Standard">
      <style:text-properties officeooo:rsid="0005d7cf" officeooo:paragraph-rsid="0005d7cf"/>
    </style:style>
    <style:style style:name="P3" style:family="paragraph" style:parent-style-name="Standard">
      <style:text-properties officeooo:rsid="00074229" officeooo:paragraph-rsid="00074229"/>
    </style:style>
    <style:style style:name="P4" style:family="paragraph" style:parent-style-name="Standard">
      <style:text-properties officeooo:rsid="00074229" officeooo:paragraph-rsid="000ab071"/>
    </style:style>
    <style:style style:name="P5" style:family="paragraph" style:parent-style-name="Standard">
      <style:text-properties officeooo:rsid="000796c7" officeooo:paragraph-rsid="000796c7"/>
    </style:style>
    <style:style style:name="T1" style:family="text">
      <style:text-properties officeooo:rsid="0006511f"/>
    </style:style>
    <style:style style:name="T2" style:family="text">
      <style:text-properties officeooo:rsid="00091839"/>
    </style:style>
    <style:style style:name="T3" style:family="text">
      <style:text-properties officeooo:rsid="000ab0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Very well written – will be especially useful for new developers</text:p>
      <text:p text:style-name="P1">2) A lot of pictures – they dissove the reading and make the whole process smooth</text:p>
      <text:p text:style-name="P1">3) Good use of quotes to prove and share your point</text:p>
      <text:p text:style-name="P2">4) That is great that you’re using life<text:span text:style-name="T1">like </text:span>example<text:span text:style-name="T1">s to get the topic better</text:span></text:p>
      <text:p text:style-name="P3">5) When you start writing steps 1-6 the font is too small and difficult to read</text:p>
      <text:p text:style-name="P3">6) In the step 2 when you write “Variable ‘name’ is defined ..” do you actually mean variable “myName”?</text:p>
      <text:p text:style-name="P5">7) In the step 3 you write “The parameter ‘name’ ...” is it actually a parameter or argument.</text:p>
      <text:p text:style-name="P5">8) <text:span text:style-name="T2">Step 2 - do we need repetition of ‘Local variable2: volume’? </text:span></text:p>
      <text:p text:style-name="P4"><text:span text:style-name="T3">9) Overall, in those steps 1-6 I understand kind of what is going on but I find it a bit confusing. That’s probably because of my poor understanding of JavaScript. So you can ignore this comment if you’re 100% sure what you’ve written is correct.</text:span></text:p>
      <text:p text:style-name="P4"/>
      <text:p text:style-name="P4"><text:span text:style-name="T3">Overall, well done and worth reading!</text:span><text:line-break/> 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5:53:58.646498710</meta:creation-date>
    <dc:date>2020-02-29T16:58:31.179882862</dc:date>
    <meta:editing-duration>PT14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67" meta:character-count="900" meta:non-whitespace-character-count="737"/>
  </office:meta>
</office:document-meta>
</file>